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PanelBehavior.setTagId( String ta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Behavior.renderStart( Appender appen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ivPanelBehavior.setVariableResolver( 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Behavior.post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vPanelBehavior.renderEnd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vPanelBehavior.getState( ExpressionHandling exp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vPanelBehavior.setFirstPage( String first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Behavior.setDataSource( String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Behavior.preRend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